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Laporan Frekuensi [detail.format_hari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Anggota Per Pendaftaraan <text:s/>[detail.periode2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Berdasarkan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Jumlah Terminal Komputer 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05:48:18.5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5T05:53:09.633000000</dc:date>
    <meta:editing-duration>PT2H16M57S</meta:editing-duration>
    <meta:editing-cycles>19</meta:editing-cycles>
    <meta:document-statistic meta:table-count="1" meta:cell-count="11" meta:object-count="0"/>
  </office:meta>
</office:document-meta>
</file>